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5333" calcext:value-type="float">
            <text:p>653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1864" calcext:value-type="float">
            <text:p>318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930" calcext:value-type="float">
            <text:p>279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994" calcext:value-type="float">
            <text:p>279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333" calcext:value-type="float">
            <text:p>253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6942" calcext:value-type="float">
            <text:p>269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085" calcext:value-type="float">
            <text:p>240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820" calcext:value-type="float">
            <text:p>238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389" calcext:value-type="float">
            <text:p>233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237" calcext:value-type="float">
            <text:p>232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017" calcext:value-type="float">
            <text:p>230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993" calcext:value-type="float">
            <text:p>2299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937" calcext:value-type="float">
            <text:p>229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661" calcext:value-type="float">
            <text:p>226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632" calcext:value-type="float">
            <text:p>226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517" calcext:value-type="float">
            <text:p>245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275" calcext:value-type="float">
            <text:p>222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556" calcext:value-type="float">
            <text:p>245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225" calcext:value-type="float">
            <text:p>222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250" calcext:value-type="float">
            <text:p>222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160" calcext:value-type="float">
            <text:p>2216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150" calcext:value-type="float">
            <text:p>22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186" calcext:value-type="float">
            <text:p>221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667" calcext:value-type="float">
            <text:p>226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880" calcext:value-type="float">
            <text:p>2188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4596" calcext:value-type="float">
            <text:p>345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899" calcext:value-type="float">
            <text:p>218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794" calcext:value-type="float">
            <text:p>217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301" calcext:value-type="float">
            <text:p>223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860" calcext:value-type="float">
            <text:p>2186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884" calcext:value-type="float">
            <text:p>218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789" calcext:value-type="float">
            <text:p>217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075" calcext:value-type="float">
            <text:p>220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829" calcext:value-type="float">
            <text:p>218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6947" calcext:value-type="float">
            <text:p>269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874" calcext:value-type="float">
            <text:p>218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760" calcext:value-type="float">
            <text:p>2376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935" calcext:value-type="float">
            <text:p>219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411" calcext:value-type="float">
            <text:p>224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336" calcext:value-type="float">
            <text:p>243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849" calcext:value-type="float">
            <text:p>218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664" calcext:value-type="float">
            <text:p>216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421" calcext:value-type="float">
            <text:p>224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824" calcext:value-type="float">
            <text:p>218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800" calcext:value-type="float">
            <text:p>218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769" calcext:value-type="float">
            <text:p>217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626" calcext:value-type="float">
            <text:p>226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8" meta:object-count="0"/>
    <meta:generator>LibreOffice/4.2.6.3$Linux_X86_64 LibreOffice_project/420m0$Build-3</meta:generator>
  </office:meta>
</office:document-meta>
</file>